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1.199cm" style:auto-text-indent="false" style:page-number="auto"/>
      <style:text-properties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08:33:09.244787796</dc:date>
    <meta:editing-duration>PT56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4.3.3.2$Linux_X86_64 LibreOffice_project/430m0$Build-2</meta:generator>
  </office:meta>
</office:document-meta>
</file>